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Consolas"/>
    </style:style>
    <style:style style:name="P2" style:family="paragraph" style:parent-style-name="Standard">
      <style:paragraph-properties fo:margin-left="0cm" fo:margin-right="0cm" fo:text-indent="1.249cm" style:auto-text-indent="false"/>
      <style:text-properties style:font-name="Consolas"/>
    </style:style>
    <style:style style:name="P3" style:family="paragraph" style:parent-style-name="Standard">
      <style:paragraph-properties fo:margin-left="1.249cm" fo:margin-right="0cm" fo:text-indent="1.249cm" style:auto-text-indent="false">
        <style:tab-stops/>
      </style:paragraph-properties>
      <style:text-properties style:font-name="Consolas"/>
    </style:style>
    <style:style style:name="P4" style:family="paragraph" style:parent-style-name="Standard">
      <style:paragraph-properties fo:margin-left="3.747cm" fo:margin-right="0cm" fo:text-indent="1.249cm" style:auto-text-indent="false">
        <style:tab-stops/>
      </style:paragraph-properties>
      <style:text-properties style:font-name="Consolas"/>
    </style:style>
    <style:style style:name="P5" style:family="paragraph" style:parent-style-name="Standard">
      <style:paragraph-properties fo:margin-left="4.995cm" fo:margin-right="0cm" fo:text-indent="1.249cm" style:auto-text-indent="false">
        <style:tab-stops/>
      </style:paragraph-properties>
      <style:text-properties style:font-name="Consolas"/>
    </style:style>
    <style:style style:name="P6" style:family="paragraph" style:parent-style-name="Standard">
      <style:paragraph-properties fo:margin-left="6.244cm" fo:margin-right="0cm" fo:text-indent="0cm" style:auto-text-indent="false">
        <style:tab-stops/>
      </style:paragraph-properties>
      <style:text-properties style:font-name="Consolas"/>
    </style:style>
    <style:style style:name="P7" style:family="paragraph" style:parent-style-name="Heading" style:master-page-name="MP0">
      <style:paragraph-properties style:page-number="auto" fo:break-before="page"/>
    </style:style>
    <style:style style:name="P8" style:family="paragraph" style:parent-style-name="Heading_20_1">
      <style:text-properties style:use-window-font-color="true" loext:opacity="0%" style:font-name="Calibri" fo:font-size="11pt" style:text-underline-style="none" style:font-name-asian="Calibri" style:font-size-asian="11pt" style:font-name-complex="Times New Roman" style:font-size-complex="11pt"/>
    </style:style>
    <style:style style:name="T1" style:family="text">
      <style:text-properties officeooo:rsid="000dca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oblème Ouvert - MARATHON</text:p>
      <text:p text:style-name="Standard"/>
      <text:h text:style-name="Heading_20_1" text:outline-level="1">Introduction</text:h>
      <text:p text:style-name="Normal">Le marathon, avec une distance de 42,195 kilomètres, pose un défi intéressant lorsqu'il s'agit de trouver des solutions algorithmiques pour déterminer un chemin optimisé. Une solution simpliste consisterait à utiliser l'algorithme de Dijkstra pour identifier un point situé à mi-chemin (21,0975 km) du départ, en considérant que le marathon peut être perçu comme un aller-retour. Cependant, si le parcours doit être une boucle, alors nous devons chercher un circuit élémentaire.</text:p>
      <text:h text:style-name="Heading_20_1" text:outline-level="1">Solution Évidente : Algorithme de Force Brute</text:h>
      <text:p text:style-name="Normal">Pour résoudre ce problème de manière optimale, notamment lorsque nous avons une valeur précise ou un intervalle restreint, une approche évidente serait l'utilisation de l'algorithme de force brute. Cet algorithme consiste à considérer toutes les permutations possibles des sommets dans les chemins. Cependant, cette méthode présente une complexité exponentielle de l'ordre de O(2^m), ce qui la rend impraticable pour des graphes de grande taille en raison de son coût computationnel élevé.</text:p>
      <text:h text:style-name="Heading_20_1" text:outline-level="1">Algorithme Basé sur le parcours en largeur</text:h>
      <text:h text:style-name="P8" text:outline-level="1">L'algorithme BFSMarathon utilise la recherche en largeur (BFS) pour explorer un graphe de manière ciblée, évitant ainsi de considérer toutes les possibilités. Le sommet de départ est défini comme son propre père et suivant, et il est inséré dans une file pour gestion de l'exploration.</text:h>
      <text:h text:style-name="P8" text:outline-level="1">Lorsqu'un sommet est extrait de la file, ses voisins sont examinés. Si un voisin est adjacent au sommet actuel et à l'un de ses voisins déjà présents dans le chemin (père ou suivant), il est ajouté à la file. Cette étape assure que chaque ajout au chemin contribue à l'allongement de manière structurée et cohérente.</text:h>
      <text:h text:style-name="P8" text:outline-level="1">Chaque sommet traité est ajouté au chemin jusqu'à atteindre la longueur cible. L'algorithme garantit que le chemin sera bien une boucle (ou circuit élémentaire) en allongeant un chemin depuis le départ vers le départ. Et cela assure une progression contrôlée vers la longueur désirée.</text:h>
      <text:p text:style-name="Normal"/>
      <text:h text:style-name="Heading_20_2" text:outline-level="2">Pseudo Code</text:h>
      <text:p text:style-name="Normal">Voici un exemple de pseudo code pour l'algorithme basé sur Dijkstra adapté au problème du marathon :</text:p>
      <text:p text:style-name="P1"/>
      <text:p text:style-name="P1">fonction BFSMarathon(graphe, départ):</text:p>
      <text:p text:style-name="P1"><text:tab/>distance = tableau_infinis(taille(graphe))</text:p>
      <text:p text:style-name="P1"><text:tab/>pére = tableau_moins_un(taille(graphe))</text:p>
      <text:p text:style-name="P1"><text:tab/>suivant = tableau_moins_un(taille(graphe))</text:p>
      <text:p text:style-name="P1"><text:tab/>file &lt;sommet&gt; &lt;- CréerFileVide()</text:p>
      <text:p text:style-name="P1"><text:tab/>longuer_chemin = 0</text:p>
      <text:p text:style-name="P1"><text:tab/>file.inserer((0, départ))</text:p>
      <text:p text:style-name="P1"><text:tab/>chemin.inserer(départ)</text:p>
      <text:p text:style-name="P1"><text:tab/>père[départ] = départ</text:p>
      <text:p text:style-name="P2">suivant[départ] = départ</text:p>
      <text:p text:style-name="P2">distance[départ] = 0</text:p>
      <text:p text:style-name="P1"><text:tab/></text:p>
      <text:p text:style-name="P1"><text:tab/>tant que file n'est pas vide et longuer_chemin != 42.195 faire:</text:p>
      <text:p text:style-name="P1"><text:tab/><text:tab/></text:p>
      <text:p text:style-name="P3">sommet = file.<text:span text:style-name="T1">defiler</text:span>()</text:p>
      <text:p text:style-name="P1"><text:tab/><text:tab/><text:tab/><text:tab/></text:p>
      <text:p text:style-name="P1"><text:tab/><text:tab/>pour chaque voisin v de sommet dans graph:</text:p>
      <text:p text:style-name="P1"/>
      <text:p text:style-name="P1"><text:soft-page-break/><text:tab/><text:tab/><text:tab/>si père[voisin] == -1:</text:p>
      <text:p text:style-name="P1"/>
      <text:p text:style-name="P4">si voisin adjacent à suivant[sommet]:</text:p>
      <text:p text:style-name="P1"><text:tab/><text:tab/><text:tab/><text:tab/><text:tab/>longueur_chemin = <text:s/>longueur_chemin</text:p>
      <text:p text:style-name="P5">+ distance(sommet,voisin)</text:p>
      <text:p text:style-name="P6">+ distance(voisin, suivant[sommet]) – distance(sommet, suivant[sommet])</text:p>
      <text:p text:style-name="P5">père[suivant[sommet]] = voisin</text:p>
      <text:p text:style-name="P1"><text:tab/><text:tab/><text:tab/><text:tab/><text:tab/>suivant[sommet] = voisin</text:p>
      <text:p text:style-name="P1"><text:tab/><text:tab/><text:tab/><text:tab/><text:tab/>père[voisin] = sommet</text:p>
      <text:p text:style-name="P1"><text:tab/><text:tab/><text:tab/><text:tab/><text:tab/>suivant[voisin] = suivant[sommet]</text:p>
      <text:p text:style-name="P1"><text:tab/><text:tab/><text:tab/><text:tab/>fin si</text:p>
      <text:p text:style-name="P1"/>
      <text:p text:style-name="P4">sinon si voisin adjacent à père[sommet]:</text:p>
      <text:p text:style-name="P6">longueur_chemin = <text:s/>longueur_chemin </text:p>
      <text:p text:style-name="P6">+ distance(voisin, sommet)</text:p>
      <text:p text:style-name="P6">+ distance(père[sommet],voisin) – distance(père[sommet],sommet)</text:p>
      <text:p text:style-name="P5">suivant[père[sommet]] = voisin</text:p>
      <text:p text:style-name="P1"><text:tab/><text:tab/><text:tab/><text:tab/><text:tab/>père[sommet] = voisin</text:p>
      <text:p text:style-name="P1"><text:tab/><text:tab/><text:tab/><text:tab/><text:tab/>père[voisin] = père[sommet]</text:p>
      <text:p text:style-name="P1"><text:tab/><text:tab/><text:tab/><text:tab/><text:tab/>suivant[voisin] = sommet</text:p>
      <text:p text:style-name="P1"><text:tab/><text:tab/><text:tab/><text:tab/>fin sinon si</text:p>
      <text:p text:style-name="P1"><text:tab/><text:tab/><text:tab/>fin si</text:p>
      <text:p text:style-name="P1"><text:tab/><text:tab/>fin pour</text:p>
      <text:p text:style-name="P1"/>
      <text:p text:style-name="P1"><text:tab/><text:tab/>file.inserer(voisin)</text:p>
      <text:p text:style-name="P1"><text:tab/></text:p>
      <text:p text:style-name="P1"><text:tab/>retourner RetrouverChemin(origine) //cette fonction utilise suivant, jusqu'à revenir à l'origine </text:p>
      <text:p text:style-name="Standard"/>
      <text:h text:style-name="Heading_20_2" text:outline-level="2">Avantages et inconvénients de l'approche</text:h>
      <text:p text:style-name="Normal">L'algorithme BFSMarathon a une complexité de l'ordre d'un parcours, soit Θ(nombre d’arêtes), ce qui est raisonnable en termes de performance.</text:p>
      <text:p text:style-name="Normal">Cependant, il présente certains problèmes. L'algorithme ne considère pas toutes les possibilités, ce qui signifie qu'il peut manquer certaines solutions. En effet, le BFS force à se cantonner aux sommets les plus proches du départ, limitant ainsi l'exploration globale du graphe.</text:p>
      <text:p text:style-name="Normal">De plus, le chemin trouvé peut être sinueux et ne forme pas vraiment une boucle "circulaire". Ce qui ne serait pas agréable pour les coureurs dans un vrai marathon.</text:p>
      <text:p text:style-name="Normal"/>
      <text:p text:style-name="Norma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Normal" style:next-style-name="Normal" style:class="text">
      <style:paragraph-properties fo:hyphenation-ladder-count="no-limit" style:vertical-align="auto"/>
      <style:text-properties style:font-name="Calibri Light" fo:font-family="'Calibri Light'" style:font-family-generic="swiss" style:font-pitch="variable" fo:font-size="28pt" fo:letter-spacing="-0.018cm" fo:font-weight="bold" style:letter-kerning="true" style:font-name-asian="Times New Roman" style:font-family-asian="'Times New Roman'" style:font-family-generic-asian="roman" style:font-pitch-asian="variable" style:font-size-asian="28pt" style:language-asian="en" style:country-asian="US" style:font-weight-asian="bold" style:font-name-complex="Times New Roman" style:font-family-complex="'Times New Roman'" style:font-family-generic-complex="roman" style:font-pitch-complex="variable" style:font-size-complex="28pt" style:language-complex="ar" style:country-complex="SA" fo:hyphenate="tru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423cm" fo:margin-bottom="0cm" style:contextual-spacing="false" fo:line-height="107%" fo:keep-together="always" fo:hyphenation-ladder-count="no-limit" fo:keep-with-next="always" style:vertical-align="auto"/>
      <style:text-properties fo:color="#000000" loext:opacity="100%" style:font-name="Calibri Light" fo:font-family="'Calibri Light'" style:font-family-generic="swiss" style:font-pitch="variable" fo:font-size="16pt" style:text-underline-style="solid" style:text-underline-width="auto" style:text-underline-color="font-color" style:text-underline-mode="continuous" style:text-overline-mode="continuous" style:text-line-through-mode="continuous" style:letter-kerning="true" style:font-name-asian="Times New Roman" style:font-family-asian="'Times New Roman'" style:font-family-generic-asian="roman" style:font-pitch-asian="variable" style:font-size-asian="16pt" style:language-asian="en" style:country-asian="US" style:font-name-complex="Times New Roman" style:font-family-complex="'Times New Roman'" style:font-family-generic-complex="roman" style:font-pitch-complex="variable" style:font-size-complex="16pt" style:language-complex="ar" style:country-complex="SA" fo:hyphenate="true" loext:hyphenation-no-caps="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line-height="107%" fo:keep-together="always" fo:hyphenation-ladder-count="no-limit" fo:keep-with-next="always" style:vertical-align="auto"/>
      <style:text-properties fo:color="#595959" loext:opacity="100%" style:font-name="Calibri Light" fo:font-family="'Calibri Light'" style:font-family-generic="swiss" style:font-pitch="variable" fo:font-size="13pt" fo:font-style="italic" style:letter-kerning="true" style:font-name-asian="Times New Roman" style:font-family-asian="'Times New Roman'" style:font-family-generic-asian="roman" style:font-pitch-asian="variable" style:font-size-asian="13pt" style:language-asian="en" style:country-asian="US" style:font-style-asian="italic" style:font-name-complex="Times New Roman" style:font-family-complex="'Times New Roman'" style:font-family-generic-complex="roman" style:font-pitch-complex="variable" style:font-size-complex="13pt" style:language-complex="ar" style:country-complex="SA" fo:hyphenate="tru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olice_20_par_20_défaut" style:display-name="Police par défaut" style:family="text"/>
    <style:style style:name="Titre_20_1_20_Car" style:display-name="Titre 1 Car" style:family="text" style:parent-style-name="Police_20_par_20_défaut">
      <style:text-properties fo:color="#000000" loext:opacity="100%" style:font-name="Calibri Light" fo:font-family="'Calibri Light'" style:font-family-generic="swiss" style:font-pitch="variable" fo:font-size="16pt" style:text-underline-style="solid" style:text-underline-width="auto" style:text-underline-color="font-color" style:text-underline-mode="continuous" style:text-overline-mode="continuous" style:text-line-through-mode="continuous" style:letter-kerning="true" style:font-name-asian="Times New Roman" style:font-family-asian="'Times New Roman'" style:font-family-generic-asian="roman" style:font-pitch-asian="variable" style:font-size-asian="16pt" style:language-asian="en" style:country-asian="US" style:font-name-complex="Times New Roman" style:font-family-complex="'Times New Roman'" style:font-family-generic-complex="roman" style:font-pitch-complex="variable" style:font-size-complex="16pt" style:language-complex="ar" style:country-complex="SA"/>
    </style:style>
    <style:style style:name="Titre_20_2_20_Car" style:display-name="Titre 2 Car" style:family="text" style:parent-style-name="Police_20_par_20_défaut">
      <style:text-properties fo:color="#595959" loext:opacity="100%" style:font-name="Calibri Light" fo:font-family="'Calibri Light'" style:font-family-generic="swiss" style:font-pitch="variable" fo:font-size="13pt" fo:font-style="italic" style:letter-kerning="true" style:font-name-asian="Times New Roman" style:font-family-asian="'Times New Roman'" style:font-family-generic-asian="roman" style:font-pitch-asian="variable" style:font-size-asian="13pt" style:language-asian="en" style:country-asian="US" style:font-style-asian="italic" style:font-name-complex="Times New Roman" style:font-family-complex="'Times New Roman'" style:font-family-generic-complex="roman" style:font-pitch-complex="variable" style:font-size-complex="13pt" style:language-complex="ar" style:country-complex="SA"/>
    </style:style>
    <style:style style:name="Titre_20_Car" style:display-name="Titre Car" style:family="text" style:parent-style-name="Police_20_par_20_défaut">
      <style:text-properties style:font-name="Calibri Light" fo:font-family="'Calibri Light'" style:font-family-generic="swiss" style:font-pitch="variable" fo:font-size="28pt" fo:letter-spacing="-0.018cm" fo:font-weight="bold" style:letter-kerning="true" style:font-name-asian="Times New Roman" style:font-family-asian="'Times New Roman'" style:font-family-generic-asian="roman" style:font-pitch-asian="variable" style:font-size-asian="28pt" style:language-asian="en" style:country-asian="US" style:font-weight-asian="bold" style:font-name-complex="Times New Roman" style:font-family-complex="'Times New Roman'" style:font-family-generic-complex="roman" style:font-pitch-complex="variable" style:font-size-complex="28pt" style:language-complex="ar" style:country-complex="SA"/>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4-05-15T16:17:00Z</meta:creation-date>
    <dc:date>2024-05-21T08:13:38.301351834</dc:date>
    <meta:editing-cycles>4</meta:editing-cycles>
    <meta:editing-duration>PT10M</meta:editing-duration>
    <meta:document-statistic meta:table-count="0" meta:image-count="0" meta:object-count="0" meta:page-count="2" meta:paragraph-count="56" meta:word-count="549" meta:character-count="3947" meta:non-whitespace-character-count="3371"/>
    <meta:template xlink:type="simple" xlink:actuate="onRequest" xlink:title="" xlink:href="Normal.dotm"/>
  </office:meta>
</office:document-meta>
</file>